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.62719in, 3.2436in, 0.48386in, 3.239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10833in" svg:y="0in" svg:width="10.03125in" svg:height="6.77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alima begum</dc:creator>
    <meta:creation-date>2023-02-19T16:57:00Z</meta:creation-date>
    <dc:date>2023-06-11T15:19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